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0515" officeooo:paragraph-rsid="000f0515"/>
    </style:style>
    <style:style style:name="P2" style:family="paragraph" style:parent-style-name="Standard">
      <style:text-properties officeooo:rsid="000f0882" officeooo:paragraph-rsid="000f0882"/>
    </style:style>
    <style:style style:name="P3" style:family="paragraph" style:parent-style-name="Standard">
      <style:paragraph-properties fo:text-align="start" style:justify-single-word="false"/>
      <style:text-properties officeooo:rsid="000f0882" officeooo:paragraph-rsid="000f0882"/>
    </style:style>
    <style:style style:name="P4" style:family="paragraph" style:parent-style-name="Standard">
      <style:text-properties officeooo:rsid="000f0882" officeooo:paragraph-rsid="000f0882"/>
    </style:style>
    <style:style style:name="P5" style:family="paragraph" style:parent-style-name="Standard">
      <style:text-properties officeooo:rsid="001060f0" officeooo:paragraph-rsid="001060f0"/>
    </style:style>
    <style:style style:name="P6" style:family="paragraph" style:parent-style-name="Standard">
      <style:text-properties officeooo:rsid="000f0515" officeooo:paragraph-rsid="000f0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postas</text:p>
      <text:p text:style-name="P1"/>
      <text:p text:style-name="P1">1 Criar o arqui gitignore e ignorar arquivos de planejamento.</text:p>
      <text:p text:style-name="P5">Estou testando o funcionamento gitignore</text:p>
      <text:p text:style-name="P1"/>
      <text:p text:style-name="P1">2 Formatar o arquivo index.html utilizando o bootstrap.</text:p>
      <text:p text:style-name="P1"><text:s text:c="109"/></text:p>
      <text:p text:style-name="P2">3- Adicionar a ferramenta usada para editar o markdown</text:p>
      <text:p text:style-name="P2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3"><text:s text:c="3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16T14:15:50.942000000</dc:date>
    <meta:editing-duration>PT3M28S</meta:editing-duration>
    <meta:editing-cycles>3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7" meta:word-count="33" meta:character-count="363" meta:non-whitespace-character-count="191"/>
  </office:meta>
</office:document-meta>
</file>